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30000003EA16CA5897C794BAC.png" manifest:media-type="image/png"/>
  <manifest:file-entry manifest:full-path="Pictures/10000201000000090000009DEC592357FCFD7063.png" manifest:media-type="image/png"/>
  <manifest:file-entry manifest:full-path="Pictures/10000201000000090000009E09BFE723ED0F06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075cm" svg:height="1.34cm" draw:transform="rotate (0.785398163397448) translate (10.257cm 13.868cm)">
            <draw:image xlink:href="Pictures/10000201000000090000009E09BFE723ED0F0648.png" xlink:type="simple" xlink:show="embed" xlink:actuate="onLoad">
              <text:p/>
            </draw:image>
          </draw:frame>
          <draw:g>
            <draw:line draw:style-name="gr2" draw:text-style-name="P2" draw:layer="layout" svg:x1="8.685cm" svg:y1="14.471cm" svg:x2="12.685cm" svg:y2="16.471cm">
              <text:p/>
            </draw:line>
            <draw:frame draw:style-name="gr3" draw:text-style-name="P4" draw:layer="layout" svg:width="0.5cm" svg:height="0.5cm" svg:x="8.685cm" svg:y="13.972cm">
              <draw:text-box>
                <text:p text:style-name="P3"><text:span text:style-name="T1">d</text:span></text:p>
              </draw:text-box>
            </draw:frame>
            <draw:g>
              <draw:line draw:style-name="gr2" draw:text-style-name="P2" draw:layer="layout" svg:x1="11.233cm" svg:y1="14.771cm" svg:x2="11.183cm" svg:y2="14.821cm">
                <text:p/>
              </draw:line>
              <draw:line draw:style-name="gr2" draw:text-style-name="P2" draw:layer="layout" svg:x1="11.233cm" svg:y1="14.821cm" svg:x2="11.183cm" svg:y2="14.771cm">
                <text:p/>
              </draw:line>
            </draw:g>
            <draw:frame draw:style-name="gr3" draw:text-style-name="P5" draw:layer="layout" svg:width="0.503cm" svg:height="0.5cm" svg:x="11.278cm" svg:y="14.471cm">
              <draw:text-box>
                <text:p text:style-name="P3"><text:span text:style-name="T2">P</text:span></text:p>
              </draw:text-box>
            </draw:frame>
          </draw:g>
          <draw:line draw:style-name="gr2" draw:text-style-name="P2" draw:layer="layout" svg:x1="8.685cm" svg:y1="14.471cm" svg:x2="12.685cm" svg:y2="16.471cm">
            <text:p/>
          </draw:line>
          <draw:g>
            <draw:line draw:style-name="gr2" draw:text-style-name="P2" draw:layer="layout" svg:x1="11.258cm" svg:y1="14.743cm" svg:x2="11.158cm" svg:y2="14.843cm">
              <text:p/>
            </draw:line>
            <draw:line draw:style-name="gr2" draw:text-style-name="P2" draw:layer="layout" svg:x1="11.258cm" svg:y1="14.843cm" svg:x2="11.158cm" svg:y2="14.743cm">
              <text:p/>
            </draw:line>
          </draw:g>
          <draw:circle draw:style-name="gr4" draw:text-style-name="P2" draw:layer="layout" svg:width="3.001cm" svg:height="3.001cm" svg:x="9.685cm" svg:y="13.47cm" draw:kind="arc" draw:start-angle="165.56" draw:end-angle="201.12">
            <text:p/>
          </draw:circle>
          <draw:circle draw:style-name="gr4" draw:text-style-name="P2" draw:layer="layout" svg:width="3.001cm" svg:height="3.001cm" svg:x="9.685cm" svg:y="13.471cm" draw:kind="arc" draw:start-angle="293.12" draw:end-angle="315.18">
            <text:p/>
          </draw:circle>
          <draw:frame draw:style-name="gr1" draw:text-style-name="P1" draw:layer="layout" svg:width="0.075cm" svg:height="1.331cm" draw:transform="rotate (-0.463733982254893) translate (10.23cm 13.757cm)">
            <draw:image xlink:href="Pictures/10000201000000090000009DEC592357FCFD7063.png" xlink:type="simple" xlink:show="embed" xlink:actuate="onLoad">
              <text:p/>
            </draw:image>
          </draw:frame>
          <draw:frame draw:style-name="gr1" draw:text-style-name="P1" draw:layer="layout" svg:width="0.161cm" svg:height="0.526cm" svg:x="10.184cm" svg:y="13.448cm">
            <draw:image xlink:href="Pictures/10000201000000130000003EA16CA5897C794BA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47:16.770282490</meta:creation-date>
    <dc:date>2018-04-10T14:47:52.957916961</dc:date>
    <meta:editing-duration>PT36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